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0.55pt"/>
    </style:style>
    <style:style style:name="co2" style:family="table-column">
      <style:table-column-properties fo:break-before="auto" style:column-width="233.09pt"/>
    </style:style>
    <style:style style:name="co3" style:family="table-column">
      <style:table-column-properties fo:break-before="auto" style:column-width="310.31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office:annotation draw:style-name="gr1" draw:text-style-name="P2" svg:width="81.67pt" svg:height="28.09pt" svg:x="395.63pt" svg:y="4667.61pt" draw:caption-point-x="-15.39pt" draw:caption-point-y="-2597.05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81.67pt" svg:height="61.68pt" svg:x="395.63pt" svg:y="13684.2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1" draw:text-style-name="P2" svg:width="82.18pt" svg:height="28.09pt" svg:x="628.24pt" svg:y="8992.7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text:p>
          </table:table-cell>
          <table:table-cell office:value-type="string" calcext:value-type="string">
            <text:p>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302">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9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9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7.14pt" draw:z-index="4" draw:style-name="gr3" draw:text-style-name="P3" svg:width="39.74pt" svg:height="15.05pt" svg:x="22.08pt" svg:y="14.51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4.34pt" draw:z-index="5" draw:style-name="gr3" draw:text-style-name="P3" svg:width="39.49pt" svg:height="15.05pt" svg:x="64.29pt" svg:y="11.71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9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9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11pt" draw:z-index="8" draw:style-name="gr3" draw:text-style-name="P3" svg:width="14.34pt" svg:height="15.05pt" svg:x="18.26pt" svg:y="22.45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11pt" draw:z-index="12" draw:style-name="gr3" draw:text-style-name="P3" svg:width="14.34pt" svg:height="15.05pt" svg:x="29.74pt" svg:y="22.45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6">00/00/0000</text:date>, <text:time style:data-style-name="N2" text:time-value="10:27:24.46832754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3-16T13:00:37.750868389</dc:date>
    <meta:editing-duration>P59DT6H33M17S</meta:editing-duration>
    <meta:editing-cycles>2651</meta:editing-cycles>
    <meta:generator>LibreOffice/6.0.7.3$Linux_x86 LibreOffice_project/00m0$Build-3</meta:generator>
    <meta:document-statistic meta:table-count="2" meta:cell-count="480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